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858000006406BB1B95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svg:stroke-width="0.2cm" svg:stroke-color="#800000" draw:marker-start-width="0.5cm" draw:marker-end-width="0.5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7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654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auto-grow-height="true" fo:min-height="20.64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45pt" style:font-size-asian="45pt" style:font-size-complex="45pt"/>
    </style:style>
    <style:style style:name="P3" style:family="paragraph">
      <style:text-properties fo:color="#ffffff" fo:font-family="Arial" style:font-family-generic="roman" style:font-pitch="variable" fo:font-size="40pt" style:font-family-asian="Arial" style:font-family-generic-asian="roman" style:font-pitch-asian="variable" style:font-size-asian="40pt" style:font-family-complex="Arial" style:font-family-generic-complex="roman" style:font-pitch-complex="variable" style:font-size-complex="40pt"/>
    </style:style>
    <style:style style:name="P4" style:family="paragraph">
      <style:paragraph-properties fo:text-align="center"/>
      <style:text-properties fo:font-size="50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45pt" style:font-size-asian="45pt" style:font-size-complex="45pt"/>
    </style:style>
    <style:style style:name="P7" style:family="paragraph">
      <style:paragraph-properties style:text-autospace="none">
        <style:tab-stops>
          <style:tab-stop style:position="1.147cm"/>
        </style:tab-stops>
      </style:paragraph-properties>
    </style:style>
    <style:style style:name="P8" style:family="paragraph">
      <style:text-properties fo:font-size="30pt" style:font-size-asian="30pt" style:font-size-complex="30pt"/>
    </style:style>
    <style:style style:name="P9" style:family="paragraph">
      <style:paragraph-properties style:text-autospace="none">
        <style:tab-stops>
          <style:tab-stop style:position="1.147cm"/>
        </style:tab-stops>
      </style:paragraph-properties>
      <style:text-properties fo:font-size="30pt" style:font-size-asian="30pt" style:font-size-complex="30pt"/>
    </style:style>
    <style:style style:name="P10" style:family="paragraph">
      <style:text-properties fo:color="#ff0000"/>
    </style:style>
    <style:style style:name="P11" style:family="paragraph">
      <style:text-properties fo:font-size="42pt" style:font-size-asian="42pt" style:font-size-complex="42pt"/>
    </style:style>
    <style:style style:name="P12" style:family="paragraph">
      <style:paragraph-properties fo:text-align="start"/>
    </style:style>
    <style:style style:name="P13" style:family="paragraph">
      <style:paragraph-properties fo:text-align="end"/>
    </style:style>
    <style:style style:name="P14" style:family="paragraph">
      <style:paragraph-properties fo:text-align="start"/>
      <style:text-properties fo:font-size="55pt" style:font-size-asian="55pt" style:font-size-complex="55pt"/>
    </style:style>
    <style:style style:name="P15" style:family="paragraph">
      <style:paragraph-properties style:text-autospace="none"/>
    </style:style>
    <style:style style:name="P16" style:family="paragraph">
      <style:text-properties fo:font-size="50pt" style:font-size-asian="50pt" style:font-size-complex="50pt"/>
    </style:style>
    <style:style style:name="P17" style:family="paragraph">
      <style:paragraph-properties style:text-autospace="none"/>
      <style:text-properties fo:font-size="40pt" style:font-size-asian="40pt" style:font-size-complex="40pt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style:text-properties fo:font-size="70pt" style:font-size-asian="70pt" style:font-size-complex="70pt"/>
    </style:style>
    <style:style style:name="P20" style:family="paragraph">
      <style:text-properties fo:font-size="35pt" style:font-size-asian="35pt" style:font-size-complex="35pt"/>
    </style:style>
    <style:style style:name="P21" style:family="paragraph">
      <style:text-properties fo:font-size="50pt"/>
    </style:style>
    <style:style style:name="P22" style:family="paragraph">
      <style:text-properties fo:color="#ffffff"/>
    </style:style>
    <style:style style:name="T1" style:family="text">
      <style:text-properties fo:color="#ffffff" fo:font-size="45pt" style:font-size-asian="45pt" style:font-size-complex="45pt"/>
    </style:style>
    <style:style style:name="T2" style:family="text"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Arial" style:font-family-generic-asian="roman" style:font-pitch-asian="variable" style:font-size-asian="40pt" style:font-style-asian="normal" style:font-weight-asian="normal" style:font-family-complex="Arial" style:font-family-generic-complex="roman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50pt"/>
    </style:style>
    <style:style style:name="T4" style:family="text">
      <style:text-properties fo:font-size="45pt" style:font-size-asian="45pt" style:font-size-complex="45pt"/>
    </style:style>
    <style:style style:name="T5" style:family="text">
      <style:text-properties fo:color="#ffffff" fo:font-family="Menlo-Regular" fo:font-size="30pt" style:font-family-asian="Menlo-Regular" style:font-size-asian="30pt" style:font-family-complex="Menlo-Regular" style:font-size-complex="30pt"/>
    </style:style>
    <style:style style:name="T6" style:family="text">
      <style:text-properties fo:color="#00a0ff" fo:font-family="Menlo-Regular" fo:font-size="30pt" style:font-family-asian="Menlo-Regular" style:font-size-asian="30pt" style:font-family-complex="Menlo-Regular" style:font-size-complex="30pt"/>
    </style:style>
    <style:style style:name="T7" style:family="text">
      <style:text-properties fo:color="#ff2c38" fo:font-family="Menlo-Regular" fo:font-size="30pt" style:font-family-asian="Menlo-Regular" style:font-size-asian="30pt" style:font-family-complex="Menlo-Regular" style:font-size-complex="30pt"/>
    </style:style>
    <style:style style:name="T8" style:family="text">
      <style:text-properties fo:color="#d31895" fo:font-family="Menlo-Regular" fo:font-size="30pt" style:font-family-asian="Menlo-Regular" style:font-size-asian="30pt" style:font-family-complex="Menlo-Regular" style:font-size-complex="30pt"/>
    </style:style>
    <style:style style:name="T9" style:family="text">
      <style:text-properties fo:color="#ff0000"/>
    </style:style>
    <style:style style:name="T10" style:family="text">
      <style:text-properties fo:color="#ff0000" fo:font-size="50pt"/>
    </style:style>
    <style:style style:name="T11" style:family="text">
      <style:text-properties fo:font-size="42pt" style:font-size-asian="42pt" style:font-size-complex="42pt"/>
    </style:style>
    <style:style style:name="T12" style:family="text">
      <style:text-properties fo:color="#ff0000" fo:font-size="42pt" style:font-size-asian="42pt" style:font-size-complex="42pt"/>
    </style:style>
    <style:style style:name="T13" style:family="text">
      <style:text-properties fo:font-size="55pt" style:font-size-asian="55pt" style:font-size-complex="55pt"/>
    </style:style>
    <style:style style:name="T14" style:family="text">
      <style:text-properties fo:color="#ff00ff" fo:font-size="55pt" style:font-size-asian="55pt" style:font-size-complex="55pt"/>
    </style:style>
    <style:style style:name="T15" style:family="text">
      <style:text-properties fo:color="#ff0000" fo:font-size="55pt" style:font-size-asian="55pt" style:font-size-complex="55pt"/>
    </style:style>
    <style:style style:name="T16" style:family="text">
      <style:text-properties fo:color="#da4c5d" fo:font-family="Courier-Bold" style:font-family-generic="modern" fo:font-size="50pt" fo:font-weight="bold" style:font-family-asian="Courier-Bold" style:font-family-generic-asian="modern" style:font-size-asian="50pt" style:font-weight-asian="bold" style:font-family-complex="Courier-Bold" style:font-family-generic-complex="modern" style:font-size-complex="50pt" style:font-weight-complex="bold"/>
    </style:style>
    <style:style style:name="T17" style:family="text">
      <style:text-properties fo:color="#c7c7c7" fo:font-family="Courier" style:font-family-generic="modern" style:font-pitch="fixed" fo:font-size="50pt" style:font-family-asian="Courier" style:font-family-generic-asian="modern" style:font-pitch-asian="fixed" style:font-size-asian="50pt" style:font-family-complex="Courier" style:font-family-generic-complex="modern" style:font-pitch-complex="fixed" style:font-size-complex="50pt"/>
    </style:style>
    <style:style style:name="T18" style:family="text">
      <style:text-properties fo:color="#7a303f" fo:font-family="Courier" style:font-family-generic="modern" style:font-pitch="fixed" fo:font-size="50pt" style:font-family-asian="Courier" style:font-family-generic-asian="modern" style:font-pitch-asian="fixed" style:font-size-asian="50pt" style:font-family-complex="Courier" style:font-family-generic-complex="modern" style:font-pitch-complex="fixed" style:font-size-complex="50pt"/>
    </style:style>
    <style:style style:name="T19" style:family="text">
      <style:text-properties fo:color="#c9c56a" fo:font-family="Courier" style:font-family-generic="modern" style:font-pitch="fixed" fo:font-size="50pt" style:font-family-asian="Courier" style:font-family-generic-asian="modern" style:font-pitch-asian="fixed" style:font-size-asian="50pt" style:font-family-complex="Courier" style:font-family-generic-complex="modern" style:font-pitch-complex="fixed" style:font-size-complex="50pt"/>
    </style:style>
    <style:style style:name="T20" style:family="text">
      <style:text-properties fo:color="#da4c5d" fo:font-family="Courier-Bold" style:font-family-generic="modern" fo:font-size="40pt" fo:font-weight="bold" style:font-family-asian="Courier-Bold" style:font-family-generic-asian="modern" style:font-size-asian="40pt" style:font-weight-asian="bold" style:font-family-complex="Courier-Bold" style:font-family-generic-complex="modern" style:font-size-complex="40pt" style:font-weight-complex="bold"/>
    </style:style>
    <style:style style:name="T21" style:family="text">
      <style:text-properties fo:color="#c7c7c7" fo:font-family="Courier" style:font-family-generic="modern" style:font-pitch="fixed" fo:font-size="40pt" style:font-family-asian="Courier" style:font-family-generic-asian="modern" style:font-pitch-asian="fixed" style:font-size-asian="40pt" style:font-family-complex="Courier" style:font-family-generic-complex="modern" style:font-pitch-complex="fixed" style:font-size-complex="40pt"/>
    </style:style>
    <style:style style:name="T22" style:family="text">
      <style:text-properties fo:color="#7a303f" fo:font-family="Courier" style:font-family-generic="modern" style:font-pitch="fixed" fo:font-size="40pt" style:font-family-asian="Courier" style:font-family-generic-asian="modern" style:font-pitch-asian="fixed" style:font-size-asian="40pt" style:font-family-complex="Courier" style:font-family-generic-complex="modern" style:font-pitch-complex="fixed" style:font-size-complex="40pt"/>
    </style:style>
    <style:style style:name="T23" style:family="text">
      <style:text-properties fo:color="#c9c56a" fo:font-family="Courier" style:font-family-generic="modern" style:font-pitch="fixed" fo:font-size="40pt" style:font-family-asian="Courier" style:font-family-generic-asian="modern" style:font-pitch-asian="fixed" style:font-size-asian="40pt" style:font-family-complex="Courier" style:font-family-generic-complex="modern" style:font-pitch-complex="fixed" style:font-size-complex="40pt"/>
    </style:style>
    <style:style style:name="T24" style:family="text">
      <style:text-properties fo:color="#c7c7c7" fo:font-family="Courier" style:font-family-generic="modern" style:font-pitch="fixed" fo:font-size="40pt" fo:font-weight="bold" style:font-family-asian="Courier" style:font-family-generic-asian="modern" style:font-pitch-asian="fixed" style:font-size-asian="40pt" style:font-weight-asian="bold" style:font-family-complex="Courier" style:font-family-generic-complex="modern" style:font-pitch-complex="fixed" style:font-size-complex="40pt" style:font-weight-complex="bold"/>
    </style:style>
    <style:style style:name="T25" style:family="text">
      <style:text-properties fo:font-size="40pt" style:font-size-asian="40pt" style:font-size-complex="40pt"/>
    </style:style>
    <style:style style:name="T26" style:family="text">
      <style:text-properties fo:color="#ff0000" fo:font-size="40pt" style:font-size-asian="40pt" style:font-size-complex="40pt"/>
    </style:style>
    <style:style style:name="T27" style:family="text">
      <style:text-properties fo:color="#ff00ff" fo:font-size="40pt" style:font-size-asian="40pt" style:font-size-complex="40pt"/>
    </style:style>
    <style:style style:name="T28" style:family="text">
      <style:text-properties fo:font-size="70pt" style:font-size-asian="70pt" style:font-size-complex="70pt"/>
    </style:style>
    <style:style style:name="T29" style:family="text">
      <style:text-properties fo:font-size="35pt" style:font-size-asian="35pt" style:font-size-complex="35pt"/>
    </style:style>
    <style:style style:name="T30" style:family="text">
      <style:text-properties fo:color="#ffffff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color="#ffffff" fo:font-weight="normal" style:font-weight-asian="normal" style:font-weight-complex="normal"/>
    </style:style>
    <style:style style:name="T33" style:family="text">
      <style:text-properties fo:color="#ff0000" fo:font-weight="normal" style:font-weight-asian="normal" style:font-weight-complex="normal"/>
    </style:style>
    <style:style style:name="T34" style:family="text">
      <style:text-properties fo:color="#ff0000"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955cm" svg:height="10cm" svg:x="15cm" svg:y="2.8cm">
          <draw:image xlink:href="../../sqlite_editor_logo.png" xlink:type="simple" xlink:show="embed" xlink:actuate="onLoad">
            <text:p/>
          </draw:image>
        </draw:frame>
        <draw:frame draw:style-name="gr2" draw:text-style-name="P2" draw:layer="layout" svg:width="16.8cm" svg:height="3.799cm" svg:x="13.6cm" svg:y="15.2cm">
          <draw:text-box>
            <text:p><text:span text:style-name="T1">Dodatko Alexander</text:span></text:p>
            <text:p><text:span text:style-name="T1"/></text:p>
          </draw:text-box>
        </draw:frame>
        <draw:frame draw:style-name="gr3" draw:text-style-name="P3" draw:layer="layout" svg:width="10.6cm" svg:height="1.83cm" svg:x="16.8cm" svg:y="18cm">
          <draw:text-box>
            <text:p><text:span text:style-name="T2">November 2012</text:span></text:p>
          </draw:text-box>
        </draw:frame>
        <draw:frame draw:style-name="gr1" draw:text-style-name="P1" draw:layer="layout" svg:width="10cm" svg:height="10cm" svg:x="2.6cm" svg:y="3cm">
          <draw:image xlink:href="../ical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17.199cm" svg:height="18.225cm" svg:x="5.001cm" svg:y="1.175cm">
          <draw:image xlink:href="../QuestionMan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4" draw:layer="layout" svg:width="25.2cm" svg:height="4.189cm" svg:x="1.4cm" svg:y="9.2cm">
          <draw:text-box>
            <text:p text:style-name="P1"><text:span text:style-name="T3">How many moths does the year consist of?</text:span></text:p>
          </draw:text-box>
        </draw:frame>
        <draw:frame draw:style-name="gr1" draw:text-style-name="P1" draw:layer="layout" svg:width="5.254cm" svg:height="7.195cm" svg:x="22.2cm" svg:y="0.206cm">
          <draw:image xlink:href="../QuestionMark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4" draw:layer="layout" svg:width="25.2cm" svg:height="4.189cm" svg:x="1.4cm" svg:y="9.2cm">
          <draw:text-box>
            <text:p text:style-name="P1"><text:span text:style-name="T3">How many months does the year consist of?</text:span></text:p>
          </draw:text-box>
        </draw:frame>
        <draw:frame draw:style-name="gr1" draw:text-style-name="P1" draw:layer="layout" svg:width="5.254cm" svg:height="7.195cm" svg:x="22.2cm" svg:y="0.206cm">
          <draw:image xlink:href="../QuestionMark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4" draw:layer="layout" svg:width="25.2cm" svg:height="4.189cm" svg:x="1.4cm" svg:y="9.2cm">
          <draw:text-box>
            <text:p text:style-name="P1"><text:span text:style-name="T3">What is the first day of the year?</text:span></text:p>
          </draw:text-box>
        </draw:frame>
        <draw:frame draw:style-name="gr1" draw:text-style-name="P1" draw:layer="layout" svg:width="5.254cm" svg:height="7.195cm" svg:x="22.2cm" svg:y="0.206cm">
          <draw:image xlink:href="../QuestionMark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layer="layout" svg:width="25.2cm" svg:height="4.189cm" svg:x="1.4cm" svg:y="9.2cm">
          <draw:text-box>
            <text:p text:style-name="P1">Which day is the beginning of the week?</text:p>
          </draw:text-box>
        </draw:frame>
        <draw:frame draw:style-name="gr1" draw:text-style-name="P1" draw:layer="layout" svg:width="5.254cm" svg:height="7.195cm" svg:x="22.2cm" svg:y="0.206cm">
          <draw:image xlink:href="../QuestionMark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" draw:text-style-name="P4" draw:layer="layout" svg:width="25.2cm" svg:height="2.22cm" svg:x="1.4cm" svg:y="9.2cm">
          <draw:text-box>
            <text:p text:style-name="P1"><text:span text:style-name="T3">Right, but did you know that ..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9cm" svg:height="11.675cm" svg:x="9.2cm" svg:y="8.4cm">
          <draw:image xlink:href="../jew1.jpg" xlink:type="simple" xlink:show="embed" xlink:actuate="onLoad">
            <text:p/>
          </draw:image>
        </draw:frame>
        <draw:frame draw:style-name="gr3" draw:layer="layout" svg:width="26.8cm" svg:height="6.158cm" svg:x="0.8cm" svg:y="1cm">
          <draw:text-box>
            <text:p text:style-name="P1">Jewish calendar consists of 13 months. And month #6 is a leaping one.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4" draw:layer="layout" svg:width="25.2cm" svg:height="6.158cm" svg:x="1.4cm" svg:y="2.2cm">
          <draw:text-box>
            <text:p text:style-name="P1"><text:span text:style-name="T3">In Japan the calendar may return to year #1 at the day of the emperor's death</text:span></text:p>
          </draw:text-box>
        </draw:frame>
        <draw:frame draw:style-name="gr1" draw:text-style-name="P1" draw:layer="layout" svg:width="12.2cm" svg:height="11.2cm" svg:x="6.704cm" svg:y="9.275cm">
          <draw:image xlink:href="../harakiri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3" draw:text-style-name="P6" draw:layer="layout" svg:width="25.2cm" svg:height="5.573cm" svg:x="1.097cm" svg:y="1.903cm">
          <draw:text-box>
            <text:p text:style-name="P1"><text:span text:style-name="T4">In Russia week starts on Monday.</text:span></text:p>
            <text:p text:style-name="P1"><text:span text:style-name="T4"/></text:p>
            <text:p text:style-name="P1"><text:span text:style-name="T4">In the USA the first day is Sunday</text:span></text:p>
          </draw:text-box>
        </draw:frame>
        <draw:frame draw:style-name="gr1" draw:text-style-name="P1" draw:layer="layout" svg:width="16.2cm" svg:height="12.251cm" svg:x="5.503cm" svg:y="8.296cm">
          <draw:image xlink:href="../KaribCrisis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32cm" svg:height="20.32cm" svg:x="4.1cm" svg:y="0.204cm">
          <draw:image xlink:href="../PresentationBarco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3" draw:layer="layout" svg:width="25.8cm" svg:height="4.189cm" svg:x="1.039cm" svg:y="2.6cm">
          <draw:text-box>
            <text:p text:style-name="P1">Dates must look in the way the user expects</text:p>
          </draw:text-box>
        </draw:frame>
        <draw:frame draw:style-name="gr1" draw:text-style-name="P1" draw:layer="layout" svg:width="15.944cm" svg:height="11.373cm" svg:x="5.856cm" svg:y="8.227cm">
          <draw:image xlink:href="../international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10cm" svg:height="15cm" svg:x="2.695cm" svg:y="2.336cm">
          <draw:image xlink:href="../iPodSettings/4.png" xlink:type="simple" xlink:show="embed" xlink:actuate="onLoad">
            <text:p/>
          </draw:image>
        </draw:frame>
        <draw:frame draw:style-name="gr1" draw:text-style-name="P1" draw:layer="layout" svg:width="10cm" svg:height="15cm" svg:x="15.2cm" svg:y="2.4cm">
          <draw:image xlink:href="../iPodSettings/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1" draw:layer="layout" svg:width="15cm" svg:height="15cm" svg:x="6.6cm" svg:y="2.8cm">
          <draw:image xlink:href="../network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3" draw:text-style-name="P8" draw:layer="layout" svg:width="25.672cm" svg:height="11.595cm" svg:x="1.328cm" svg:y="5.805cm">
          <draw:text-box>
            <text:p text:style-name="P7"><text:span text:style-name="T5">-(</text:span><text:span text:style-name="T6">NSDate</text:span><text:span text:style-name="T5">*)parseDate:( </text:span><text:span text:style-name="T6">NSString</text:span><text:span text:style-name="T5">* )date_</text:span></text:p>
            <text:p text:style-name="P7"><text:span text:style-name="T5">{</text:span></text:p>
            <text:p text:style-name="P7"><text:span text:style-name="T5"><text:s text:c="3"/></text:span><text:span text:style-name="T6">NSDateFormatter</text:span><text:span text:style-name="T5">* df_ = [ </text:span><text:span text:style-name="T6">NSDateFormatter</text:span><text:span text:style-name="T5"> </text:span><text:span text:style-name="T6">new</text:span><text:span text:style-name="T5"> ];</text:span></text:p>
            <text:p text:style-name="P7"><text:span text:style-name="T5"><text:s text:c="3"/></text:span><text:span text:style-name="T5">df_.</text:span><text:span text:style-name="T6">dateFormat</text:span><text:span text:style-name="T5"> = </text:span><text:span text:style-name="T7">@"yyyy-MM-dd"</text:span><text:span text:style-name="T5">;</text:span></text:p>
            <text:p text:style-name="P7"><text:span text:style-name="T5"><text:s text:c="3"/></text:span></text:p>
            <text:p text:style-name="P7"><text:span text:style-name="T5"><text:s/></text:span></text:p>
            <text:p text:style-name="P7"><text:span text:style-name="T5"><text:s text:c="3"/></text:span><text:span text:style-name="T8">return</text:span><text:span text:style-name="T5"> [ df_ </text:span><text:span text:style-name="T6">dateFromString</text:span><text:span text:style-name="T5">: date_ ];</text:span></text:p>
            <text:p text:style-name="P7"><text:span text:style-name="T5">}</text:span></text:p>
          </draw:text-box>
        </draw:frame>
        <draw:frame draw:style-name="gr3" draw:layer="layout" svg:width="25.6cm" svg:height="2.22cm" svg:x="-1.6cm" svg:y="1.803cm">
          <draw:text-box>
            <text:p text:style-name="P1">The Typical Solution</text:p>
          </draw:text-box>
        </draw:frame>
        <draw:frame draw:style-name="gr1" draw:text-style-name="P1" draw:layer="layout" svg:width="5cm" svg:height="5cm" svg:x="21.8cm" svg:y="0.805cm">
          <draw:image xlink:href="../ical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3" draw:text-style-name="P9" draw:layer="layout" svg:width="25.672cm" svg:height="11.595cm" svg:x="1.328cm" svg:y="5.805cm">
          <draw:text-box>
            <text:p text:style-name="P7"><text:span text:style-name="T5">-(</text:span><text:span text:style-name="T6">NSDate</text:span><text:span text:style-name="T5">*)parseDate:( </text:span><text:span text:style-name="T6">NSString</text:span><text:span text:style-name="T5">* )date_</text:span></text:p>
            <text:p text:style-name="P7"><text:span text:style-name="T5">{</text:span></text:p>
            <text:p text:style-name="P7"><text:span text:style-name="T5"><text:s text:c="3"/></text:span><text:span text:style-name="T6">NSDateFormatter</text:span><text:span text:style-name="T5">* df_ = [ </text:span><text:span text:style-name="T6">NSDateFormatter</text:span><text:span text:style-name="T5"> </text:span><text:span text:style-name="T6">new</text:span><text:span text:style-name="T5"> ];</text:span></text:p>
            <text:p text:style-name="P7"><text:span text:style-name="T5"><text:s text:c="3"/></text:span><text:span text:style-name="T5">df_.</text:span><text:span text:style-name="T6">dateFormat</text:span><text:span text:style-name="T5"> = </text:span><text:span text:style-name="T7">@"yyyy-MM-dd"</text:span><text:span text:style-name="T5">;</text:span></text:p>
            <text:p text:style-name="P7"><text:span text:style-name="T5"><text:s text:c="3"/></text:span></text:p>
            <text:p text:style-name="P7"><text:span text:style-name="T5"><text:s/></text:span></text:p>
            <text:p text:style-name="P7"><text:span text:style-name="T5"><text:s text:c="3"/></text:span><text:span text:style-name="T8">return</text:span><text:span text:style-name="T5"> [ df_ </text:span><text:span text:style-name="T6">dateFromString</text:span><text:span text:style-name="T5">: date_ ];</text:span></text:p>
            <text:p text:style-name="P7"><text:span text:style-name="T5">}</text:span></text:p>
          </draw:text-box>
        </draw:frame>
        <draw:frame draw:style-name="gr1" draw:text-style-name="P1" draw:layer="layout" svg:width="5cm" svg:height="5cm" svg:x="21.8cm" svg:y="0.805cm">
          <draw:image xlink:href="../ical.png" xlink:type="simple" xlink:show="embed" xlink:actuate="onLoad">
            <text:p/>
          </draw:image>
        </draw:frame>
        <draw:frame draw:style-name="gr3" draw:text-style-name="P10" draw:layer="layout" svg:width="22.4cm" svg:height="2.22cm" svg:x="-0.057cm" svg:y="2.389cm">
          <draw:text-box>
            <text:p text:style-name="P1"><text:span text:style-name="T9">WRONG !</text:span></text:p>
          </draw:text-box>
        </draw:frame>
        <draw:line draw:style-name="gr5" draw:text-style-name="P1" draw:layer="layout" svg:x1="0.204cm" svg:y1="5.796cm" svg:x2="22.404cm" svg:y2="17.196cm">
          <text:p/>
        </draw:line>
        <draw:line draw:style-name="gr5" draw:text-style-name="P1" draw:layer="layout" svg:x1="0.6cm" svg:y1="17.6cm" svg:x2="21.2cm" svg:y2="5.805cm">
          <text:p/>
        </draw:lin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" draw:layer="layout" svg:width="10cm" svg:height="15cm" svg:x="2.695cm" svg:y="2.336cm">
          <draw:image xlink:href="../iPodSettings/4.png" xlink:type="simple" xlink:show="embed" xlink:actuate="onLoad">
            <text:p/>
          </draw:image>
        </draw:frame>
        <draw:frame draw:style-name="gr1" draw:text-style-name="P1" draw:layer="layout" svg:width="10cm" svg:height="15cm" svg:x="15.2cm" svg:y="2.4cm">
          <draw:image xlink:href="../iPodSettings/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3" draw:text-style-name="P4" draw:layer="layout" svg:width="25.6cm" svg:height="4.189cm" svg:x="1.111cm" svg:y="7.327cm">
          <draw:text-box>
            <text:p text:style-name="P1"><text:span text:style-name="T3">Use </text:span><text:span text:style-name="T10">en_US_POSIX</text:span><text:span text:style-name="T3"> locale for dates from the network</text:span></text:p>
          </draw:text-box>
        </draw:frame>
        <draw:frame draw:style-name="gr3" draw:text-style-name="P11" draw:layer="layout" svg:width="19.496cm" svg:height="1.906cm" svg:x="7.8cm" svg:y="17.494cm">
          <draw:text-box>
            <text:p><text:span text:style-name="T11">Use </text:span><text:span text:style-name="T12">Gregorian</text:span><text:span text:style-name="T11"> calendar too</text:span></text:p>
          </draw:text-box>
        </draw:frame>
        <draw:frame draw:style-name="gr1" draw:text-style-name="P1" draw:layer="layout" svg:width="5cm" svg:height="5cm" svg:x="21.8cm" svg:y="0.805cm">
          <draw:image xlink:href="../ical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" draw:text-style-name="P1" draw:layer="layout" svg:width="26.852cm" svg:height="13.612cm" svg:x="0.548cm" svg:y="3.188cm">
          <draw:image xlink:href="../../NSDateFormatter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6" draw:layer="layout" svg:width="23.8cm" svg:height="1.187cm" svg:x="3.4cm" svg:y="6.8cm">
          <draw:text-box>
            <text:p/>
          </draw:text-box>
        </draw:frame>
        <draw:frame draw:style-name="gr3" draw:text-style-name="P14" draw:layer="layout" svg:width="25.8cm" svg:height="8.923cm" svg:x="1.2cm" svg:y="6.4cm">
          <draw:text-box>
            <text:p text:style-name="P12"><text:span text:style-name="T13">Do not forget to set </text:span></text:p>
            <text:p text:style-name="P12"><text:span text:style-name="T13">the </text:span><text:span text:style-name="T14">same</text:span><text:span text:style-name="T13"> </text:span><text:span text:style-name="T14">Locale</text:span><text:span text:style-name="T13"> </text:span></text:p>
            <text:p text:style-name="P13"><text:span text:style-name="T13">for both </text:span><text:span text:style-name="T15">NSCalendar</text:span><text:span text:style-name="T13"> and </text:span><text:span text:style-name="T15">NSDateFormatter</text:span></text:p>
          </draw:text-box>
        </draw:frame>
        <draw:frame draw:style-name="gr1" draw:text-style-name="P1" draw:layer="layout" svg:width="5cm" svg:height="5cm" svg:x="21.8cm" svg:y="0.805cm">
          <draw:image xlink:href="../ical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3" draw:layer="layout" svg:width="22.777cm" svg:height="2.22cm" svg:x="2.423cm" svg:y="1.2cm">
          <draw:text-box>
            <text:p>Or let my library do it for you</text:p>
          </draw:text-box>
        </draw:frame>
        <draw:frame draw:style-name="gr3" draw:layer="layout" svg:width="16.4cm" svg:height="2.22cm" svg:x="10.125cm" svg:y="11.374cm">
          <draw:text-box>
            <text:p text:style-name="P1">dodikk / ESLocale</text:p>
          </draw:text-box>
        </draw:frame>
        <draw:frame draw:style-name="gr1" draw:text-style-name="P1" draw:layer="layout" svg:width="7.422cm" svg:height="7.927cm" svg:x="1.546cm" svg:y="8.364cm">
          <draw:image xlink:href="../GitHu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3" draw:layer="layout" svg:width="25.6cm" svg:height="2.22cm" svg:x="1.086cm" svg:y="8.87cm">
          <draw:text-box>
            <text:p text:style-name="P1">Ok. How about SQLite?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" draw:text-style-name="P1" draw:layer="layout" svg:width="28cm" svg:height="21cm" svg:x="0.13cm" svg:y="0cm">
          <draw:image xlink:href="../DashboardWeekReport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" draw:text-style-name="P1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3" draw:text-style-name="P16" draw:layer="layout" svg:width="20.8cm" svg:height="10.241cm" svg:x="3.4cm" svg:y="6.959cm">
          <draw:text-box>
            <text:p text:style-name="P15"><text:span text:style-name="T16">SELECT</text:span><text:span text:style-name="T17"> </text:span><text:span text:style-name="T18">SUM</text:span><text:span text:style-name="T19">(</text:span><text:span text:style-name="T17"> Visits</text:span><text:span text:style-name="T19">)</text:span></text:p>
            <text:p text:style-name="P15"><text:span text:style-name="T16">FROM</text:span><text:span text:style-name="T17"> VisitsLog</text:span></text:p>
            <text:p text:style-name="P15"><text:span text:style-name="T16">WHERE</text:span><text:span text:style-name="T17"> </text:span><text:span text:style-name="T16">Date</text:span><text:span text:style-name="T17"> </text:span><text:span text:style-name="T16">BETWEEN</text:span><text:span text:style-name="T17"> x </text:span><text:span text:style-name="T16">AND</text:span><text:span text:style-name="T17"> y</text:span></text:p>
            <text:p text:style-name="P15"><text:span text:style-name="T16">GROUP</text:span><text:span text:style-name="T17"> </text:span><text:span text:style-name="T16">BY</text:span><text:span text:style-name="T17"> week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" draw:text-style-name="P1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3" draw:layer="layout" svg:width="24.6cm" svg:height="2.22cm" svg:x="1.4cm" svg:y="9.4cm">
          <draw:text-box>
            <text:p>What should I take as week ?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" draw:text-style-name="P1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7" draw:text-style-name="P17" draw:layer="layout" svg:width="26cm" svg:height="14.006cm" svg:x="1cm" svg:y="5.594cm">
          <draw:text-box>
            <text:p text:style-name="P15"><text:span text:style-name="T20">SELECT</text:span><text:span text:style-name="T21"> </text:span><text:span text:style-name="T22">SUM</text:span><text:span text:style-name="T23">(</text:span><text:span text:style-name="T21"> Visits</text:span><text:span text:style-name="T23">)</text:span></text:p>
            <text:p text:style-name="P15"><text:span text:style-name="T20">FROM</text:span><text:span text:style-name="T21"> VisitsLog</text:span></text:p>
            <text:p text:style-name="P15"><text:span text:style-name="T20">WHERE</text:span><text:span text:style-name="T21"> </text:span><text:span text:style-name="T20">Date</text:span><text:span text:style-name="T21"> </text:span><text:span text:style-name="T20">BETWEEN</text:span><text:span text:style-name="T21"> x </text:span><text:span text:style-name="T20">AND</text:span><text:span text:style-name="T21"> y</text:span></text:p>
            <text:p text:style-name="P15"><text:span text:style-name="T20">GROUP</text:span><text:span text:style-name="T21"> </text:span><text:span text:style-name="T20">BY </text:span></text:p>
            <text:p text:style-name="P15"><text:span text:style-name="T24"/></text:p>
            <text:p text:style-name="P15"><text:span text:style-name="T24"/></text:p>
            <text:p text:style-name="P15"><text:span text:style-name="T21">Strftime('%Y-%W', Date )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1" draw:text-style-name="P1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7" draw:text-style-name="P17" draw:layer="layout" svg:width="26cm" svg:height="14.006cm" svg:x="1cm" svg:y="5.594cm">
          <draw:text-box>
            <text:p text:style-name="P15"><text:span text:style-name="T20">SELECT</text:span><text:span text:style-name="T21"> </text:span><text:span text:style-name="T22">SUM</text:span><text:span text:style-name="T23">(</text:span><text:span text:style-name="T21"> Visits</text:span><text:span text:style-name="T23">)</text:span></text:p>
            <text:p text:style-name="P15"><text:span text:style-name="T20">FROM</text:span><text:span text:style-name="T21"> VisitsLog</text:span></text:p>
            <text:p text:style-name="P15"><text:span text:style-name="T20">WHERE</text:span><text:span text:style-name="T21"> </text:span><text:span text:style-name="T20">Date</text:span><text:span text:style-name="T21"> </text:span><text:span text:style-name="T20">BETWEEN</text:span><text:span text:style-name="T21"> x </text:span><text:span text:style-name="T20">AND</text:span><text:span text:style-name="T21"> y</text:span></text:p>
            <text:p text:style-name="P15"><text:span text:style-name="T20">GROUP</text:span><text:span text:style-name="T21"> </text:span><text:span text:style-name="T20">BY </text:span></text:p>
            <text:p text:style-name="P15"><text:span text:style-name="T24"/></text:p>
            <text:p text:style-name="P15"><text:span text:style-name="T24"/></text:p>
            <text:p text:style-name="P15"><text:span text:style-name="T21">Strftime('%Y-%W', Date ) </text:span></text:p>
          </draw:text-box>
        </draw:frame>
        <draw:line draw:style-name="gr5" draw:text-style-name="P1" draw:layer="layout" svg:x1="0.304cm" svg:y1="5.896cm" svg:x2="22.504cm" svg:y2="17.296cm">
          <text:p/>
        </draw:line>
        <draw:line draw:style-name="gr5" draw:text-style-name="P1" draw:layer="layout" svg:x1="22.6cm" svg:y1="6cm" svg:x2="0.4cm" svg:y2="17.2cm">
          <text:p/>
        </draw:lin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" draw:text-style-name="P1" draw:layer="layout" svg:width="23.8cm" svg:height="18cm" svg:x="2.2cm" svg:y="1.6cm">
          <draw:image xlink:href="../KaribCrisis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" draw:text-style-name="P1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7" draw:text-style-name="P17" draw:layer="layout" svg:width="26cm" svg:height="14.006cm" svg:x="1cm" svg:y="5.594cm">
          <draw:text-box>
            <text:p text:style-name="P15"><text:span text:style-name="T20">SELECT</text:span><text:span text:style-name="T21"> </text:span><text:span text:style-name="T22">SUM</text:span><text:span text:style-name="T23">(</text:span><text:span text:style-name="T21"> Visits</text:span><text:span text:style-name="T23">)</text:span></text:p>
            <text:p text:style-name="P15"><text:span text:style-name="T20">FROM</text:span><text:span text:style-name="T21"> VisitsLog</text:span></text:p>
            <text:p text:style-name="P15"><text:span text:style-name="T20">WHERE</text:span><text:span text:style-name="T21"> </text:span><text:span text:style-name="T20">Date</text:span><text:span text:style-name="T21"> </text:span><text:span text:style-name="T20">BETWEEN</text:span><text:span text:style-name="T21"> x </text:span><text:span text:style-name="T20">AND</text:span><text:span text:style-name="T21"> y</text:span></text:p>
            <text:p text:style-name="P15"><text:span text:style-name="T20">GROUP</text:span><text:span text:style-name="T21"> </text:span><text:span text:style-name="T20">BY </text:span></text:p>
            <text:p text:style-name="P15"><text:span text:style-name="T24"/></text:p>
            <text:p text:style-name="P15"><text:span text:style-name="T24"/></text:p>
            <text:p text:style-name="P15"><text:span text:style-name="T21">ObjcFormatDate('YYYY-ww', Date, 'en_US_POSIX' )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" draw:text-style-name="P1" draw:layer="layout" svg:width="15.32cm" svg:height="19.4cm" svg:x="6.2cm" svg:y="0.8cm">
          <draw:image xlink:href="../bender-book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3" draw:text-style-name="P18" draw:layer="layout" svg:width="27.2cm" svg:height="14.462cm" svg:x="0.553cm" svg:y="1.775cm">
          <draw:text-box>
            <text:p><text:span text:style-name="T25">int </text:span><text:span text:style-name="T26">sqlite3_create_function</text:span><text:span text:style-name="T25">(</text:span></text:p>
            <text:p><text:span text:style-name="T25"><text:s text:c="6"/></text:span><text:span text:style-name="T25">dbHandle,</text:span></text:p>
            <text:p><text:span text:style-name="T25"><text:s text:c="6"/></text:span><text:span text:style-name="T27">"ObjcFormatDate"</text:span><text:span text:style-name="T25">,</text:span></text:p>
            <text:p><text:span text:style-name="T25"><text:s text:c="6"/></text:span><text:span text:style-name="T27">3</text:span><text:span text:style-name="T25">, //int nArg,</text:span></text:p>
            <text:p><text:span text:style-name="T25"><text:s text:c="6"/></text:span><text:span text:style-name="T25">SQLITE_UTF8,</text:span></text:p>
            <text:p><text:span text:style-name="T25"><text:s text:c="6"/></text:span><text:span text:style-name="T25">NULL, // sqlite user data</text:span></text:p>
            <text:p><text:span text:style-name="T27"><text:s text:c="6"/></text:span><text:span text:style-name="T27">functionPointer</text:span><text:span text:style-name="T25">,</text:span></text:p>
            <text:p><text:span text:style-name="T25"><text:s text:c="6"/></text:span><text:span text:style-name="T25">NULL, NULL // for aggregates</text:span></text:p>
            <text:p><text:span text:style-name="T25">);</text:span></text:p>
          </draw:text-box>
        </draw:frame>
        <draw:frame draw:style-name="gr1" draw:text-style-name="P1" draw:layer="layout" svg:width="4.2cm" svg:height="4.155cm" svg:x="23.2cm" svg:y="1.046cm">
          <draw:image xlink:href="../../sqlite_editor_logo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3" draw:layer="layout" svg:width="23.6cm" svg:height="2.22cm" svg:x="2.48cm" svg:y="1.9cm">
          <draw:text-box>
            <text:p text:style-name="P1">Plan of attack</text:p>
          </draw:text-box>
        </draw:frame>
        <draw:frame draw:style-name="gr3" draw:layer="layout" svg:width="24cm" svg:height="2.22cm" svg:x="0.5cm" svg:y="6.38cm">
          <draw:text-box>
            <text:p>Convert C strings to NSString</text:p>
          </draw:text-box>
        </draw:frame>
        <draw:frame draw:style-name="gr3" draw:layer="layout" svg:width="26.8cm" svg:height="2.22cm" svg:x="0.48cm" svg:y="9.896cm">
          <draw:text-box>
            <text:p>Convert date string to NSDate</text:p>
          </draw:text-box>
        </draw:frame>
        <draw:frame draw:style-name="gr3" draw:layer="layout" svg:width="26.8cm" svg:height="2.22cm" svg:x="0.6cm" svg:y="13.78cm">
          <draw:text-box>
            <text:p>Format NSDate using locale 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3" draw:layer="layout" svg:width="24.8cm" svg:height="2.22cm" svg:x="1.2cm" svg:y="8.4cm">
          <draw:text-box>
            <text:p text:style-name="P1">SQLite uses ANSI format</text:p>
          </draw:text-box>
        </draw:frame>
        <draw:frame draw:style-name="gr3" draw:layer="layout" svg:width="10.6cm" svg:height="2.22cm" svg:x="15.27cm" svg:y="11.957cm">
          <draw:text-box>
            <text:p>yyyy-MM-dd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draw:frame draw:style-name="gr8" draw:text-style-name="P19" draw:layer="layout" svg:width="18.6cm" svg:height="3.011cm" svg:x="4.6cm" svg:y="8.19cm">
          <draw:text-box>
            <text:p text:style-name="P1"><text:span text:style-name="T28">Dem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8" draw:text-style-name="P19" draw:layer="layout" svg:width="18.6cm" svg:height="3.011cm" svg:x="4.6cm" svg:y="8.189cm">
          <draw:text-box>
            <text:p><text:span text:style-name="T28">One More Thin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draw:frame draw:style-name="gr1" draw:text-style-name="P1" draw:layer="layout" svg:width="10cm" svg:height="10cm" svg:x="2.079cm" svg:y="6.443cm">
          <draw:image xlink:href="../Instruments.png" xlink:type="simple" xlink:show="embed" xlink:actuate="onLoad">
            <text:p/>
          </draw:image>
        </draw:frame>
        <draw:frame draw:style-name="gr1" draw:text-style-name="P1" draw:layer="layout" svg:width="10cm" svg:height="10cm" svg:x="16cm" svg:y="3.2cm">
          <draw:image xlink:href="../ical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draw:frame draw:style-name="gr1" draw:text-style-name="P1" draw:layer="layout" svg:width="10cm" svg:height="10cm" svg:x="8.2cm" svg:y="4.2cm">
          <draw:image xlink:href="../Template%20-%20samplertemplate.png" xlink:type="simple" xlink:show="embed" xlink:actuate="onLoad">
            <text:p/>
          </draw:image>
        </draw:frame>
        <draw:frame draw:style-name="gr3" draw:layer="layout" svg:width="25cm" svg:height="2.22cm" svg:x="1.8cm" svg:y="1.2cm">
          <draw:text-box>
            <text:p>1000 times slower than <text:span text:style-name="T9">strftime</text:span></text:p>
          </draw:text-box>
        </draw:frame>
        <draw:frame draw:style-name="gr3" draw:text-style-name="P20" draw:layer="layout" svg:width="8.6cm" svg:height="1.631cm" svg:x="19.025cm" svg:y="15.97cm">
          <draw:text-box>
            <text:p><text:span text:style-name="T29">10K records</text:span></text:p>
          </draw:text-box>
        </draw:frame>
        <draw:frame draw:style-name="gr3" draw:text-style-name="P20" draw:layer="layout" svg:width="24.175cm" svg:height="1.631cm" svg:x="5.4cm" svg:y="18cm">
          <draw:text-box>
            <text:p><text:span text:style-name="T29">Creating NSDateFormatter on-the-fl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draw:frame draw:style-name="gr1" draw:text-style-name="P1" draw:layer="layout" svg:width="7.891cm" svg:height="21cm" svg:x="9.8cm" svg:y="0cm">
          <draw:image xlink:href="../singleton-of-dufftown-12-ans_1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draw:frame draw:style-name="gr1" draw:text-style-name="P1" draw:layer="layout" svg:width="10cm" svg:height="10cm" svg:x="7.976cm" svg:y="7.568cm">
          <draw:image xlink:href="../Template%20-%20samplertemplate.png" xlink:type="simple" xlink:show="embed" xlink:actuate="onLoad">
            <text:p/>
          </draw:image>
        </draw:frame>
        <draw:frame draw:style-name="gr3" draw:text-style-name="P21" draw:layer="layout" svg:width="25cm" svg:height="2.22cm" svg:x="1.8cm" svg:y="1.2cm">
          <draw:text-box>
            <text:p><text:span text:style-name="T3">Same speed as </text:span><text:span text:style-name="T10">strftime</text:span></text:p>
          </draw:text-box>
        </draw:frame>
        <draw:frame draw:style-name="gr3" draw:text-style-name="P20" draw:layer="layout" svg:width="11cm" svg:height="1.631cm" svg:x="16.2cm" svg:y="18.4cm">
          <draw:text-box>
            <text:p><text:span text:style-name="T29">Same 10K records</text:span></text:p>
          </draw:text-box>
        </draw:frame>
        <draw:frame draw:style-name="gr3" draw:text-style-name="P20" draw:layer="layout" svg:width="16.8cm" svg:height="1.631cm" svg:x="11cm" svg:y="3.969cm">
          <draw:text-box>
            <text:p><text:span text:style-name="T29">Singletone NSDateFormatte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draw:frame draw:style-name="gr1" draw:text-style-name="P1" draw:layer="layout" svg:width="13.37cm" svg:height="12cm" svg:x="0.565cm" svg:y="6cm">
          <draw:image xlink:href="../thread1.jpg" xlink:type="simple" xlink:show="embed" xlink:actuate="onLoad">
            <text:p/>
          </draw:image>
        </draw:frame>
        <draw:frame draw:style-name="gr1" draw:text-style-name="P1" draw:layer="layout" svg:width="12cm" svg:height="12cm" svg:x="15.4cm" svg:y="5.942cm">
          <draw:image xlink:href="../thread2.jpg" xlink:type="simple" xlink:show="embed" xlink:actuate="onLoad">
            <text:p/>
          </draw:image>
        </draw:frame>
        <draw:frame draw:style-name="gr3" draw:layer="layout" svg:width="25.4cm" svg:height="2.22cm" svg:x="1.6cm" svg:y="1.2cm">
          <draw:text-box>
            <text:p text:style-name="P1">Thread Safety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draw:frame draw:style-name="gr1" draw:text-style-name="P1" draw:layer="layout" svg:width="5cm" svg:height="5cm" svg:x="22.2cm" svg:y="1cm">
          <draw:image xlink:href="../GitHub.png" xlink:type="simple" xlink:show="embed" xlink:actuate="onLoad">
            <text:p/>
          </draw:image>
        </draw:frame>
        <draw:frame draw:style-name="gr1" draw:text-style-name="P1" draw:layer="layout" svg:width="13cm" svg:height="13cm" svg:x="7.306cm" svg:y="6.729cm">
          <draw:image xlink:href="../ESLocale-github.png" xlink:type="simple" xlink:show="embed" xlink:actuate="onLoad">
            <text:p/>
          </draw:image>
        </draw:frame>
        <draw:frame draw:style-name="gr3" draw:layer="layout" svg:width="19.2cm" svg:height="2.22cm" svg:x="4cm" svg:y="2.38cm">
          <draw:text-box>
            <text:p>dodikk / ESLocale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text-style-name="P22" draw:layer="layout" svg:width="25.199cm" svg:height="3.506cm" svg:x="1.303cm" svg:y="-0.001cm" presentation:class="title" presentation:user-transformed="true">
          <draw:text-box>
            <text:p><text:span text:style-name="T30">Contacts</text:span></text:p>
          </draw:text-box>
        </draw:frame>
        <draw:frame presentation:style-name="pr4" draw:layer="layout" svg:width="28cm" svg:height="20.649cm" svg:x="0cm" svg:y="3.183cm" presentation:class="outline" presentation:user-transformed="true">
          <draw:text-box>
            <text:list text:style-name="L3">
              <text:list-header>
                <text:p><text:span text:style-name="T31"/></text:p>
                <text:p><text:span text:style-name="T32">Oleksandr Dodatko</text:span></text:p>
                <text:p><text:span text:style-name="T32">mail/jabber <text:s text:c="2"/>:</text:span><text:span text:style-name="T31"> </text:span><text:span text:style-name="T33">dodikk88.tutor@gmail.com</text:span></text:p>
                <text:p><text:span text:style-name="T32">Skype <text:s text:c="10"/>:</text:span><text:span text:style-name="T31"> </text:span><text:span text:style-name="T33">alexander.dodatko.work</text:span></text:p>
                <text:p><text:span text:style-name="T32">Twitter <text:s text:c="9"/>: </text:span><text:span text:style-name="T33">@dodikk88</text:span></text:p>
                <text:p><text:span text:style-name="T32">Github : </text:span></text:p>
                <text:p><text:span text:style-name="T33"><text:s text:c="5"/></text:span><text:span text:style-name="T34"><text:a xlink:href="https://github.com/dodikk">https://github.com/dodikk</text:a></text:span></text:p>
                <text:p><text:span text:style-name="T33"><text:s text:c="5"/></text:span><text:span text:style-name="T34"><text:a xlink:href="https://github.com/EmbeddedSources">https://github.com/EmbeddedSources</text:a></text:span></text:p>
                <text:p><text:span text:style-name="T33"/></text:p>
                <text:p><text:span text:style-name="T31"/></text:p>
                <text:p><text:span text:style-name="T35"/></text:p>
              </text:list-header>
            </text:list>
          </draw:text-box>
        </draw:frame>
        <draw:frame draw:style-name="gr1" draw:text-style-name="P1" draw:layer="layout" svg:width="5cm" svg:height="5cm" svg:x="22.2cm" svg:y="0.4cm">
          <draw:image xlink:href="../AddressBook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858000006406BB1B9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Arial" style:font-family-generic="roman" style:font-pitch="variable" fo:font-size="5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17T22:35:34</meta:creation-date>
    <dc:date>2012-10-17T23:21:09</dc:date>
    <meta:editing-duration>PT5H21M9S</meta:editing-duration>
    <meta:editing-cycles>121</meta:editing-cycles>
    <meta:generator>LibreOffice/3.5$MacOSX_x86 LibreOffice_project/7e68ba2-a744ebf-1f241b7-c506db1-7d53735</meta:generator>
    <meta:document-statistic meta:object-count="197"/>
  </office:meta>
</office:document-meta>
</file>